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68cm"/>
    </style:style>
    <style:style style:name="Table1.B" style:family="table-column">
      <style:table-column-properties style:column-width="1.203cm"/>
    </style:style>
    <style:style style:name="Table1.C" style:family="table-column">
      <style:table-column-properties style:column-width="12.92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822cm"/>
    </style:style>
    <style:style style:name="Table2.B" style:family="table-column">
      <style:table-column-properties style:column-width="1.203cm"/>
    </style:style>
    <style:style style:name="Table2.C" style:family="table-column">
      <style:table-column-properties style:column-width="12.97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52cm" table:align="left"/>
    </style:style>
    <style:style style:name="Table3.A" style:family="table-column">
      <style:table-column-properties style:column-width="2.191cm"/>
    </style:style>
    <style:style style:name="Table3.B" style:family="table-column">
      <style:table-column-properties style:column-width="1.203cm"/>
    </style:style>
    <style:style style:name="Table3.C" style:family="table-column">
      <style:table-column-properties style:column-width="6.12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522cm" table:align="left"/>
    </style:style>
    <style:style style:name="Table4.A" style:family="table-column">
      <style:table-column-properties style:column-width="2.746cm"/>
    </style:style>
    <style:style style:name="Table4.B" style:family="table-column">
      <style:table-column-properties style:column-width="1.203cm"/>
    </style:style>
    <style:style style:name="Table4.C" style:family="table-column">
      <style:table-column-properties style:column-width="11.57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231cm" table:align="left"/>
    </style:style>
    <style:style style:name="Table5.A" style:family="table-column">
      <style:table-column-properties style:column-width="2.279cm"/>
    </style:style>
    <style:style style:name="Table5.B" style:family="table-column">
      <style:table-column-properties style:column-width="1.203cm"/>
    </style:style>
    <style:style style:name="Table5.C" style:family="table-column">
      <style:table-column-properties style:column-width="12.74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501cm" table:align="left"/>
    </style:style>
    <style:style style:name="Table6.A" style:family="table-column">
      <style:table-column-properties style:column-width="1.903cm"/>
    </style:style>
    <style:style style:name="Table6.B" style:family="table-column">
      <style:table-column-properties style:column-width="1.203cm"/>
    </style:style>
    <style:style style:name="Table6.C" style:family="table-column">
      <style:table-column-properties style:column-width="9.39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3.288cm"/>
    </style:style>
    <style:style style:name="Table7.B" style:family="table-column">
      <style:table-column-properties style:column-width="1.203cm"/>
    </style:style>
    <style:style style:name="Table7.C" style:family="table-column">
      <style:table-column-properties style:column-width="12.5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3.07cm" table:align="left"/>
    </style:style>
    <style:style style:name="Table8.A" style:family="table-column">
      <style:table-column-properties style:column-width="1.903cm"/>
    </style:style>
    <style:style style:name="Table8.B" style:family="table-column">
      <style:table-column-properties style:column-width="1.203cm"/>
    </style:style>
    <style:style style:name="Table8.C" style:family="table-column">
      <style:table-column-properties style:column-width="9.964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 Event Attributes</text:h>
      <text:p text:style-name="Horizontal_20_Line"/>
      <text:h text:style-name="Heading_20_2" text:outline-level="2">Global Event Attributes</text:h>
      <text:p text:style-name="Text_20_body">HTML has the ability to let events trigger actions in a browser, like starting a JavaScript when a user clicks on an element.</text:p>
      <text:p text:style-name="Text_20_body">To learn more about programming events, please visit our <text:a xlink:type="simple" xlink:href="https://www.w3schools.com/js/default.asp" text:style-name="Internet_20_link" text:visited-style-name="Visited_20_Internet_20_Link">JavaScript tutorial</text:a>.</text:p>
      <text:p text:style-name="Text_20_body">Below are the global event attributes that can be added to HTML elements to define event actions.</text:p>
      <text:p text:style-name="Horizontal_20_Line"/>
      <text:h text:style-name="Heading_20_2" text:outline-level="2">Window Event Attributes</text:h>
      <text:p text:style-name="Text_20_body">Events triggered for the window object (applies to the &lt;body&gt; tag)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Attribute</text:p>
          </table:table-cell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afterprint.asp" text:style-name="Internet_20_link" text:visited-style-name="Visited_20_Internet_20_Link">onafterprint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after the document is prin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beforeprint.asp" text:style-name="Internet_20_link" text:visited-style-name="Visited_20_Internet_20_Link">onbeforeprint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before the document is prin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beforeunload.asp" text:style-name="Internet_20_link" text:visited-style-name="Visited_20_Internet_20_Link">onbeforeunload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the document is about to be unloa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error.asp" text:style-name="Internet_20_link" text:visited-style-name="Visited_20_Internet_20_Link">onerror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an error occu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hashchange.asp" text:style-name="Internet_20_link" text:visited-style-name="Visited_20_Internet_20_Link">onhashchange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there has been changes to the anchor part of the a URL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load.asp" text:style-name="Internet_20_link" text:visited-style-name="Visited_20_Internet_20_Link">onload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Fires after the page is finished loading</text:p>
          </table:table-cell>
        </table:table-row>
        <table:table-row>
          <table:table-cell table:style-name="Table1.A1" office:value-type="string">
            <text:p text:style-name="Table_20_Contents">onmessage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the message is trigger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offline.asp" text:style-name="Internet_20_link" text:visited-style-name="Visited_20_Internet_20_Link">onoffline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the browser starts to work offlin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online.asp" text:style-name="Internet_20_link" text:visited-style-name="Visited_20_Internet_20_Link">ononline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the browser starts to work online</text:p>
          </table:table-cell>
        </table:table-row>
        <table:table-row>
          <table:table-cell table:style-name="Table1.A1" office:value-type="string">
            <text:p text:style-name="Table_20_Contents">onpagehide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a user navigates away from a pag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pageshow.asp" text:style-name="Internet_20_link" text:visited-style-name="Visited_20_Internet_20_Link">onpageshow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a user navigates to a page</text:p>
          </table:table-cell>
        </table:table-row>
        <table:table-row>
          <table:table-cell table:style-name="Table1.A1" office:value-type="string">
            <text:p text:style-name="Table_20_Contents">onpopstate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the window's history chang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resize.asp" text:style-name="Internet_20_link" text:visited-style-name="Visited_20_Internet_20_Link">onresize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Fires when the browser window is resized</text:p>
          </table:table-cell>
        </table:table-row>
        <table:table-row>
          <table:table-cell table:style-name="Table1.A1" office:value-type="string">
            <text:p text:style-name="Table_20_Contents">onstorage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Script to be run when a Web Storage area is upda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ev_onunload.asp" text:style-name="Internet_20_link" text:visited-style-name="Visited_20_Internet_20_Link">onunload</text:a>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Table_20_Contents">Fires once a page has unloaded (or the browser window has been closed)</text:p>
          </table:table-cell>
        </table:table-row>
      </table:table>
      <text:p text:style-name="Horizontal_20_Line"/>
      <text:h text:style-name="Heading_20_2" text:outline-level="2">Form Events</text:h>
      <text:p text:style-name="Text_20_body">Events triggered by actions inside a HTML form (applies to almost all HTML elements, but is most used in form elements)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Attribute</text:p>
          </table:table-cell>
          <table:table-cell table:style-name="Table2.A1" office:value-type="string">
            <text:p text:style-name="Table_20_Heading">Value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ev_onblur.asp" text:style-name="Internet_20_link" text:visited-style-name="Visited_20_Internet_20_Link">onblur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Fires the moment that the element loses focu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ev_onchange.asp" text:style-name="Internet_20_link" text:visited-style-name="Visited_20_Internet_20_Link">onchange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Fires the moment when the value of the element is change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ev_oncontextmenu.asp" text:style-name="Internet_20_link" text:visited-style-name="Visited_20_Internet_20_Link">oncontextmenu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Script to be run when a context menu is triggere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ev_onfocus.asp" text:style-name="Internet_20_link" text:visited-style-name="Visited_20_Internet_20_Link">onfocus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Fires the moment when the element gets focus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www.w3schools.com/tags/ev_oninput.asp" text:style-name="Internet_20_link" text:visited-style-name="Visited_20_Internet_20_Link">oninput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Script to be run when an element gets user inpu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ev_oninvalid.asp" text:style-name="Internet_20_link" text:visited-style-name="Visited_20_Internet_20_Link">oninvalid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Script to be run when an element is invali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ev_onreset.asp" text:style-name="Internet_20_link" text:visited-style-name="Visited_20_Internet_20_Link">onreset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Fires when the Reset button in a form is clicke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ev_onsearch.asp" text:style-name="Internet_20_link" text:visited-style-name="Visited_20_Internet_20_Link">onsearch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Fires when the user writes something in a search field (for &lt;input="search"&gt;)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ev_onselect.asp" text:style-name="Internet_20_link" text:visited-style-name="Visited_20_Internet_20_Link">onselect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Fires after some text has been selected in an elemen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ev_onsubmit.asp" text:style-name="Internet_20_link" text:visited-style-name="Visited_20_Internet_20_Link">onsubmit</text:a></text:p>
          </table:table-cell>
          <table:table-cell table:style-name="Table2.A1" office:value-type="string">
            <text:p text:style-name="P1">script</text:p>
          </table:table-cell>
          <table:table-cell table:style-name="Table2.A1" office:value-type="string">
            <text:p text:style-name="Table_20_Contents">Fires when a form is submitted</text:p>
          </table:table-cell>
        </table:table-row>
      </table:table>
      <text:p text:style-name="Horizontal_20_Line"/>
      <text:h text:style-name="Heading_20_2" text:outline-level="2">Keyboard Events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Attribute</text:p>
          </table:table-cell>
          <table:table-cell table:style-name="Table3.A1" office:value-type="string">
            <text:p text:style-name="Table_20_Heading">Value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ev_onkeydown.asp" text:style-name="Internet_20_link" text:visited-style-name="Visited_20_Internet_20_Link">onkeydown</text:a></text:p>
          </table:table-cell>
          <table:table-cell table:style-name="Table3.A1" office:value-type="string">
            <text:p text:style-name="P1">script</text:p>
          </table:table-cell>
          <table:table-cell table:style-name="Table3.A1" office:value-type="string">
            <text:p text:style-name="Table_20_Contents">Fires when a user is pressing a ke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ev_onkeypress.asp" text:style-name="Internet_20_link" text:visited-style-name="Visited_20_Internet_20_Link">onkeypress</text:a></text:p>
          </table:table-cell>
          <table:table-cell table:style-name="Table3.A1" office:value-type="string">
            <text:p text:style-name="P1">script</text:p>
          </table:table-cell>
          <table:table-cell table:style-name="Table3.A1" office:value-type="string">
            <text:p text:style-name="Table_20_Contents">Fires when a user presses a ke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ev_onkeyup.asp" text:style-name="Internet_20_link" text:visited-style-name="Visited_20_Internet_20_Link">onkeyup</text:a></text:p>
          </table:table-cell>
          <table:table-cell table:style-name="Table3.A1" office:value-type="string">
            <text:p text:style-name="P1">script</text:p>
          </table:table-cell>
          <table:table-cell table:style-name="Table3.A1" office:value-type="string">
            <text:p text:style-name="Table_20_Contents">Fires when a user releases a key</text:p>
          </table:table-cell>
        </table:table-row>
      </table:table>
      <text:p text:style-name="Horizontal_20_Line"/>
      <text:h text:style-name="Heading_20_2" text:outline-level="2">Mouse Event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Attribute</text:p>
          </table:table-cell>
          <table:table-cell table:style-name="Table4.A1" office:value-type="string">
            <text:p text:style-name="Table_20_Heading">Value</text:p>
          </table:table-cell>
          <table:table-cell table:style-name="Table4.A1" office:value-type="string">
            <text:p text:style-name="Table_20_Heading">Descriptio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ev_onclick.asp" text:style-name="Internet_20_link" text:visited-style-name="Visited_20_Internet_20_Link">onclick</text:a></text:p>
          </table:table-cell>
          <table:table-cell table:style-name="Table4.A1" office:value-type="string">
            <text:p text:style-name="P1">script</text:p>
          </table:table-cell>
          <table:table-cell table:style-name="Table4.A1" office:value-type="string">
            <text:p text:style-name="Table_20_Contents">Fires on a mouse click on the elemen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ev_ondblclick.asp" text:style-name="Internet_20_link" text:visited-style-name="Visited_20_Internet_20_Link">ondblclick</text:a></text:p>
          </table:table-cell>
          <table:table-cell table:style-name="Table4.A1" office:value-type="string">
            <text:p text:style-name="P1">script</text:p>
          </table:table-cell>
          <table:table-cell table:style-name="Table4.A1" office:value-type="string">
            <text:p text:style-name="Table_20_Contents">Fires on a mouse double-click on the elemen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ev_onmousedown.asp" text:style-name="Internet_20_link" text:visited-style-name="Visited_20_Internet_20_Link">onmousedown</text:a></text:p>
          </table:table-cell>
          <table:table-cell table:style-name="Table4.A1" office:value-type="string">
            <text:p text:style-name="P1">script</text:p>
          </table:table-cell>
          <table:table-cell table:style-name="Table4.A1" office:value-type="string">
            <text:p text:style-name="Table_20_Contents">Fires when a mouse button is pressed down on an elemen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ev_onmousemove.asp" text:style-name="Internet_20_link" text:visited-style-name="Visited_20_Internet_20_Link">onmousemove</text:a></text:p>
          </table:table-cell>
          <table:table-cell table:style-name="Table4.A1" office:value-type="string">
            <text:p text:style-name="P1">script</text:p>
          </table:table-cell>
          <table:table-cell table:style-name="Table4.A1" office:value-type="string">
            <text:p text:style-name="Table_20_Contents">Fires when the mouse pointer is moving while it is over an elemen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ev_onmouseout.asp" text:style-name="Internet_20_link" text:visited-style-name="Visited_20_Internet_20_Link">onmouseout</text:a></text:p>
          </table:table-cell>
          <table:table-cell table:style-name="Table4.A1" office:value-type="string">
            <text:p text:style-name="P1">script</text:p>
          </table:table-cell>
          <table:table-cell table:style-name="Table4.A1" office:value-type="string">
            <text:p text:style-name="Table_20_Contents">Fires when the mouse pointer moves out of an elemen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ev_onmouseover.asp" text:style-name="Internet_20_link" text:visited-style-name="Visited_20_Internet_20_Link">onmouseover</text:a></text:p>
          </table:table-cell>
          <table:table-cell table:style-name="Table4.A1" office:value-type="string">
            <text:p text:style-name="P1">script</text:p>
          </table:table-cell>
          <table:table-cell table:style-name="Table4.A1" office:value-type="string">
            <text:p text:style-name="Table_20_Contents">Fires when the mouse pointer moves over an elemen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ev_onmouseup.asp" text:style-name="Internet_20_link" text:visited-style-name="Visited_20_Internet_20_Link">onmouseup</text:a></text:p>
          </table:table-cell>
          <table:table-cell table:style-name="Table4.A1" office:value-type="string">
            <text:p text:style-name="P1">script</text:p>
          </table:table-cell>
          <table:table-cell table:style-name="Table4.A1" office:value-type="string">
            <text:p text:style-name="Table_20_Contents">Fires when a mouse button is released over an element</text:p>
          </table:table-cell>
        </table:table-row>
        <table:table-row>
          <table:table-cell table:style-name="Table4.A1" office:value-type="string">
            <text:p text:style-name="Table_20_Contents">onmousewheel</text:p>
          </table:table-cell>
          <table:table-cell table:style-name="Table4.A1" office:value-type="string">
            <text:p text:style-name="P1">script</text:p>
          </table:table-cell>
          <table:table-cell table:style-name="Table4.A1" office:value-type="string">
            <text:p text:style-name="Table_20_Contents">Deprecated. Use the <text:a xlink:type="simple" xlink:href="https://www.w3schools.com/tags/ev_onwheel.asp" text:style-name="Internet_20_link" text:visited-style-name="Visited_20_Internet_20_Link">onwheel</text:a> attribute instead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ev_onwheel.asp" text:style-name="Internet_20_link" text:visited-style-name="Visited_20_Internet_20_Link">onwheel</text:a></text:p>
          </table:table-cell>
          <table:table-cell table:style-name="Table4.A1" office:value-type="string">
            <text:p text:style-name="P1">script</text:p>
          </table:table-cell>
          <table:table-cell table:style-name="Table4.A1" office:value-type="string">
            <text:p text:style-name="Table_20_Contents">Fires when the mouse wheel rolls up or down over an element</text:p>
          </table:table-cell>
        </table:table-row>
      </table:table>
      <text:p text:style-name="Horizontal_20_Line"/>
      <text:h text:style-name="Heading_20_2" text:outline-level="2">Drag Events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Attribute</text:p>
          </table:table-cell>
          <table:table-cell table:style-name="Table5.A1" office:value-type="string">
            <text:p text:style-name="Table_20_Heading">Value</text:p>
          </table:table-cell>
          <table:table-cell table:style-name="Table5.A1" office:value-type="string">
            <text:p text:style-name="Table_20_Heading">Descripti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ev_ondrag.asp" text:style-name="Internet_20_link" text:visited-style-name="Visited_20_Internet_20_Link">ondrag</text:a></text:p>
          </table:table-cell>
          <table:table-cell table:style-name="Table5.A1" office:value-type="string">
            <text:p text:style-name="P1">script</text:p>
          </table:table-cell>
          <table:table-cell table:style-name="Table5.A1" office:value-type="string">
            <text:p text:style-name="Table_20_Contents">Script to be run when an element is dragged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ev_ondragend.asp" text:style-name="Internet_20_link" text:visited-style-name="Visited_20_Internet_20_Link">ondragend</text:a></text:p>
          </table:table-cell>
          <table:table-cell table:style-name="Table5.A1" office:value-type="string">
            <text:p text:style-name="P1">script</text:p>
          </table:table-cell>
          <table:table-cell table:style-name="Table5.A1" office:value-type="string">
            <text:p text:style-name="Table_20_Contents">Script to be run at the end of a drag operati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ev_ondragenter.asp" text:style-name="Internet_20_link" text:visited-style-name="Visited_20_Internet_20_Link">ondragenter</text:a></text:p>
          </table:table-cell>
          <table:table-cell table:style-name="Table5.A1" office:value-type="string">
            <text:p text:style-name="P1">script</text:p>
          </table:table-cell>
          <table:table-cell table:style-name="Table5.A1" office:value-type="string">
            <text:p text:style-name="Table_20_Contents">Script to be run when an element has been dragged to a valid drop targe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ev_ondragleave.asp" text:style-name="Internet_20_link" text:visited-style-name="Visited_20_Internet_20_Link">ondragleave</text:a></text:p>
          </table:table-cell>
          <table:table-cell table:style-name="Table5.A1" office:value-type="string">
            <text:p text:style-name="P1">script</text:p>
          </table:table-cell>
          <table:table-cell table:style-name="Table5.A1" office:value-type="string">
            <text:p text:style-name="Table_20_Contents">Script to be run when an element leaves a valid drop targe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ev_ondragover.asp" text:style-name="Internet_20_link" text:visited-style-name="Visited_20_Internet_20_Link">ondragover</text:a></text:p>
          </table:table-cell>
          <table:table-cell table:style-name="Table5.A1" office:value-type="string">
            <text:p text:style-name="P1">script</text:p>
          </table:table-cell>
          <table:table-cell table:style-name="Table5.A1" office:value-type="string">
            <text:p text:style-name="Table_20_Contents">Script to be run when an element is being dragged over a valid drop targe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ev_ondragstart.asp" text:style-name="Internet_20_link" text:visited-style-name="Visited_20_Internet_20_Link">ondragstart</text:a></text:p>
          </table:table-cell>
          <table:table-cell table:style-name="Table5.A1" office:value-type="string">
            <text:p text:style-name="P1">script</text:p>
          </table:table-cell>
          <table:table-cell table:style-name="Table5.A1" office:value-type="string">
            <text:p text:style-name="Table_20_Contents">Script to be run at the start of a drag operati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ev_ondrop.asp" text:style-name="Internet_20_link" text:visited-style-name="Visited_20_Internet_20_Link">ondrop</text:a></text:p>
          </table:table-cell>
          <table:table-cell table:style-name="Table5.A1" office:value-type="string">
            <text:p text:style-name="P1">script</text:p>
          </table:table-cell>
          <table:table-cell table:style-name="Table5.A1" office:value-type="string">
            <text:p text:style-name="Table_20_Contents">Script to be run when dragged element is being dropped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ev_onscroll.asp" text:style-name="Internet_20_link" text:visited-style-name="Visited_20_Internet_20_Link">onscroll</text:a></text:p>
          </table:table-cell>
          <table:table-cell table:style-name="Table5.A1" office:value-type="string">
            <text:p text:style-name="P1">script</text:p>
          </table:table-cell>
          <table:table-cell table:style-name="Table5.A1" office:value-type="string">
            <text:p text:style-name="Table_20_Contents">Script to be run when an element's scrollbar is being scrolled</text:p>
          </table:table-cell>
        </table:table-row>
      </table:table>
      <text:p text:style-name="Horizontal_20_Line"/>
      <text:h text:style-name="Heading_20_2" text:outline-level="2"><text:soft-page-break/>Clipboard Events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Attribute</text:p>
          </table:table-cell>
          <table:table-cell table:style-name="Table6.A1" office:value-type="string">
            <text:p text:style-name="Table_20_Heading">Value</text:p>
          </table:table-cell>
          <table:table-cell table:style-name="Table6.A1" office:value-type="string">
            <text:p text:style-name="Table_20_Heading">Description</text:p>
          </table:table-cell>
        </table:table-row>
        <table:table-row>
          <table:table-cell table:style-name="Table6.A1" office:value-type="string">
            <text:p text:style-name="Table_20_Contents"><text:a xlink:type="simple" xlink:href="https://www.w3schools.com/tags/ev_oncopy.asp" text:style-name="Internet_20_link" text:visited-style-name="Visited_20_Internet_20_Link">oncopy</text:a></text:p>
          </table:table-cell>
          <table:table-cell table:style-name="Table6.A1" office:value-type="string">
            <text:p text:style-name="P1">script</text:p>
          </table:table-cell>
          <table:table-cell table:style-name="Table6.A1" office:value-type="string">
            <text:p text:style-name="Table_20_Contents">Fires when the user copies the content of an element</text:p>
          </table:table-cell>
        </table:table-row>
        <table:table-row>
          <table:table-cell table:style-name="Table6.A1" office:value-type="string">
            <text:p text:style-name="Table_20_Contents"><text:a xlink:type="simple" xlink:href="https://www.w3schools.com/tags/ev_oncut.asp" text:style-name="Internet_20_link" text:visited-style-name="Visited_20_Internet_20_Link">oncut</text:a></text:p>
          </table:table-cell>
          <table:table-cell table:style-name="Table6.A1" office:value-type="string">
            <text:p text:style-name="P1">script</text:p>
          </table:table-cell>
          <table:table-cell table:style-name="Table6.A1" office:value-type="string">
            <text:p text:style-name="Table_20_Contents">Fires when the user cuts the content of an element</text:p>
          </table:table-cell>
        </table:table-row>
        <table:table-row>
          <table:table-cell table:style-name="Table6.A1" office:value-type="string">
            <text:p text:style-name="Table_20_Contents"><text:a xlink:type="simple" xlink:href="https://www.w3schools.com/tags/ev_onpaste.asp" text:style-name="Internet_20_link" text:visited-style-name="Visited_20_Internet_20_Link">onpaste</text:a></text:p>
          </table:table-cell>
          <table:table-cell table:style-name="Table6.A1" office:value-type="string">
            <text:p text:style-name="P1">script</text:p>
          </table:table-cell>
          <table:table-cell table:style-name="Table6.A1" office:value-type="string">
            <text:p text:style-name="Table_20_Contents">Fires when the user pastes some content in an element</text:p>
          </table:table-cell>
        </table:table-row>
      </table:table>
      <text:p text:style-name="Horizontal_20_Line"/>
      <text:h text:style-name="Heading_20_2" text:outline-level="2">Media Events</text:h>
      <text:p text:style-name="Text_20_body">Events triggered by medias like videos, images and audio (applies to all HTML elements, but is most common in media elements, like &lt;audio&gt;, &lt;embed&gt;, &lt;img&gt;, &lt;object&gt;, and &lt;video&gt;).</text:p>
      <text:p text:style-name="Text_20_body"><text:span text:style-name="Strong_20_Emphasis">Tip:</text:span> Look at our <text:a xlink:type="simple" xlink:href="https://www.w3schools.com/tags/ref_av_dom.asp" text:style-name="Internet_20_link" text:visited-style-name="Visited_20_Internet_20_Link">HTML Audio and Video DOM Reference</text:a> for more information.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Heading">Attribute</text:p>
          </table:table-cell>
          <table:table-cell table:style-name="Table7.A1" office:value-type="string">
            <text:p text:style-name="Table_20_Heading">Value</text:p>
          </table:table-cell>
          <table:table-cell table:style-name="Table7.A1" office:value-type="string">
            <text:p text:style-name="Table_20_Heading">Description</text:p>
          </table:table-cell>
        </table:table-row>
        <table:table-row>
          <table:table-cell table:style-name="Table7.A1" office:value-type="string">
            <text:p text:style-name="Table_20_Contents">onabort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on abort</text:p>
          </table:table-cell>
        </table:table-row>
        <table:table-row>
          <table:table-cell table:style-name="Table7.A1" office:value-type="string">
            <text:p text:style-name="Table_20_Contents">oncanplay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a file is ready to start playing (when it has buffered enough to begin)</text:p>
          </table:table-cell>
        </table:table-row>
        <table:table-row>
          <table:table-cell table:style-name="Table7.A1" office:value-type="string">
            <text:p text:style-name="Table_20_Contents">oncanplaythrough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a file can be played all the way to the end without pausing for buffering</text:p>
          </table:table-cell>
        </table:table-row>
        <table:table-row>
          <table:table-cell table:style-name="Table7.A1" office:value-type="string">
            <text:p text:style-name="Table_20_Contents">oncuechange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cue changes in a &lt;track&gt; element </text:p>
          </table:table-cell>
        </table:table-row>
        <table:table-row>
          <table:table-cell table:style-name="Table7.A1" office:value-type="string">
            <text:p text:style-name="Table_20_Contents">ondurationchange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length of the media changes</text:p>
          </table:table-cell>
        </table:table-row>
        <table:table-row>
          <table:table-cell table:style-name="Table7.A1" office:value-type="string">
            <text:p text:style-name="Table_20_Contents">onemptied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something bad happens and the file is suddenly unavailable (like unexpectedly disconnects)</text:p>
          </table:table-cell>
        </table:table-row>
        <table:table-row>
          <table:table-cell table:style-name="Table7.A1" office:value-type="string">
            <text:p text:style-name="Table_20_Contents">onended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media has reach the end (a useful event for messages like "thanks for listening")</text:p>
          </table:table-cell>
        </table:table-row>
        <table:table-row>
          <table:table-cell table:style-name="Table7.A1" office:value-type="string">
            <text:p text:style-name="Table_20_Contents">onerror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an error occurs when the file is being loaded </text:p>
          </table:table-cell>
        </table:table-row>
        <table:table-row>
          <table:table-cell table:style-name="Table7.A1" office:value-type="string">
            <text:p text:style-name="Table_20_Contents">onloadeddata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media data is loaded</text:p>
          </table:table-cell>
        </table:table-row>
        <table:table-row>
          <table:table-cell table:style-name="Table7.A1" office:value-type="string">
            <text:p text:style-name="Table_20_Contents">onloadedmetadata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meta data (like dimensions and duration) are loaded</text:p>
          </table:table-cell>
        </table:table-row>
        <table:table-row>
          <table:table-cell table:style-name="Table7.A1" office:value-type="string">
            <text:p text:style-name="Table_20_Contents">onloadstart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just as the file begins to load before anything is actually loaded</text:p>
          </table:table-cell>
        </table:table-row>
        <table:table-row>
          <table:table-cell table:style-name="Table7.A1" office:value-type="string">
            <text:p text:style-name="Table_20_Contents">onpause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media is paused either by the user or programmatically</text:p>
          </table:table-cell>
        </table:table-row>
        <table:table-row>
          <table:table-cell table:style-name="Table7.A1" office:value-type="string">
            <text:p text:style-name="Table_20_Contents">onplay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media is ready to start playing</text:p>
          </table:table-cell>
        </table:table-row>
        <table:table-row>
          <table:table-cell table:style-name="Table7.A1" office:value-type="string">
            <text:p text:style-name="Table_20_Contents">onplaying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media actually has started playing</text:p>
          </table:table-cell>
        </table:table-row>
        <table:table-row>
          <table:table-cell table:style-name="Table7.A1" office:value-type="string">
            <text:p text:style-name="Table_20_Contents">onprogress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browser is in the process of getting the media data</text:p>
          </table:table-cell>
        </table:table-row>
        <table:table-row>
          <table:table-cell table:style-name="Table7.A1" office:value-type="string">
            <text:p text:style-name="Table_20_Contents">onratechange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each time the playback rate changes (like when a user switches to a slow motion or fast forward mode)</text:p>
          </table:table-cell>
        </table:table-row>
        <table:table-row>
          <table:table-cell table:style-name="Table7.A1" office:value-type="string">
            <text:p text:style-name="Table_20_Contents">onseeked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seeking attribute is set to false indicating that seeking has ended</text:p>
          </table:table-cell>
        </table:table-row>
        <table:table-row>
          <table:table-cell table:style-name="Table7.A1" office:value-type="string">
            <text:p text:style-name="Table_20_Contents">onseeking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seeking attribute is set to true indicating that seeking is active</text:p>
          </table:table-cell>
        </table:table-row>
        <table:table-row>
          <table:table-cell table:style-name="Table7.A1" office:value-type="string">
            <text:p text:style-name="Table_20_Contents">onstalled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browser is unable to fetch the media data for whatever reason</text:p>
          </table:table-cell>
        </table:table-row>
        <table:table-row>
          <table:table-cell table:style-name="Table7.A1" office:value-type="string">
            <text:p text:style-name="Table_20_Contents">onsuspend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fetching the media data is stopped before it is <text:soft-page-break/>completely loaded for whatever reason</text:p>
          </table:table-cell>
        </table:table-row>
        <table:table-row>
          <table:table-cell table:style-name="Table7.A1" office:value-type="string">
            <text:p text:style-name="Table_20_Contents">ontimeupdate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playing position has changed (like when the user fast forwards to a different point in the media)</text:p>
          </table:table-cell>
        </table:table-row>
        <table:table-row>
          <table:table-cell table:style-name="Table7.A1" office:value-type="string">
            <text:p text:style-name="Table_20_Contents">onvolumechange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each time the volume is changed which (includes setting the volume to "mute")</text:p>
          </table:table-cell>
        </table:table-row>
        <table:table-row>
          <table:table-cell table:style-name="Table7.A1" office:value-type="string">
            <text:p text:style-name="Table_20_Contents">onwaiting</text:p>
          </table:table-cell>
          <table:table-cell table:style-name="Table7.A1" office:value-type="string">
            <text:p text:style-name="P1">script</text:p>
          </table:table-cell>
          <table:table-cell table:style-name="Table7.A1" office:value-type="string">
            <text:p text:style-name="Table_20_Contents">Script to be run when the media has paused but is expected to resume (like when the media pauses to buffer more data)</text:p>
          </table:table-cell>
        </table:table-row>
      </table:table>
      <text:p text:style-name="Horizontal_20_Line"/>
      <text:h text:style-name="Heading_20_2" text:outline-level="2">Misc Event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Heading">Attribute</text:p>
          </table:table-cell>
          <table:table-cell table:style-name="Table8.A1" office:value-type="string">
            <text:p text:style-name="Table_20_Heading">Value</text:p>
          </table:table-cell>
          <table:table-cell table:style-name="Table8.A1" office:value-type="string">
            <text:p text:style-name="Table_20_Heading">Description</text:p>
          </table:table-cell>
        </table:table-row>
        <table:table-row>
          <table:table-cell table:style-name="Table8.A1" office:value-type="string">
            <text:p text:style-name="Table_20_Contents"><text:a xlink:type="simple" xlink:href="https://www.w3schools.com/tags/ev_ontoggle.asp" text:style-name="Internet_20_link" text:visited-style-name="Visited_20_Internet_20_Link">ontoggle</text:a></text:p>
          </table:table-cell>
          <table:table-cell table:style-name="Table8.A1" office:value-type="string">
            <text:p text:style-name="P1">script</text:p>
          </table:table-cell>
          <table:table-cell table:style-name="Table8.A1" office:value-type="string">
            <text:p text:style-name="Table_20_Contents">Fires when the user opens or closes the &lt;details&gt; ele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0T12:11:54.258000000</meta:creation-date>
    <dc:date>2020-08-10T12:13:48.102000000</dc:date>
    <meta:editing-duration>PT1M54S</meta:editing-duration>
    <meta:editing-cycles>1</meta:editing-cycles>
    <meta:document-statistic meta:table-count="8" meta:image-count="0" meta:object-count="0" meta:page-count="4" meta:paragraph-count="257" meta:word-count="1175" meta:character-count="6613" meta:non-whitespace-character-count="5693"/>
    <meta:generator>LibreOffice/6.4.4.2$Windows_X86_64 LibreOffice_project/3d775be2011f3886db32dfd395a6a6d1ca2630ff</meta:generator>
  </office:meta>
</office:document-meta>
</file>